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6833in" table:align="left"/>
    </style:style>
    <style:style style:name="Table1.A" style:family="table-column">
      <style:table-column-properties style:column-width="4.6833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8333in"/>
    </style:style>
    <style:style style:name="P1" style:family="paragraph" style:parent-style-name="Table_20_Contents">
      <style:paragraph-properties fo:line-height="150%" style:writing-mode="page"/>
      <style:text-properties fo:font-size="14pt" style:font-size-asian="14pt" style:font-size-complex="14pt"/>
    </style:style>
    <style:style style:name="P2" style:family="paragraph" style:parent-style-name="Table_20_Contents">
      <style:paragraph-properties fo:line-height="150%" style:writing-mode="page"/>
      <style:text-properties fo:font-size="14pt" officeooo:paragraph-rsid="00098bbf" style:font-size-asian="14pt" style:font-size-complex="14pt"/>
    </style:style>
    <style:style style:name="P3" style:family="paragraph" style:parent-style-name="Table_20_Contents">
      <style:paragraph-properties fo:line-height="150%" style:writing-mode="page"/>
      <style:text-properties fo:font-size="14pt" officeooo:paragraph-rsid="0008ec2d" style:font-size-asian="14pt" style:font-size-complex="14pt"/>
    </style:style>
    <style:style style:name="P4" style:family="paragraph" style:parent-style-name="Table_20_Contents">
      <style:paragraph-properties fo:line-height="150%" style:writing-mode="page"/>
      <style:text-properties fo:font-size="14pt" officeooo:paragraph-rsid="000a8751" style:font-size-asian="14pt" style:font-size-complex="14pt"/>
    </style:style>
    <style:style style:name="P5" style:family="paragraph" style:parent-style-name="Table_20_Contents">
      <style:paragraph-properties fo:line-height="150%" style:writing-mode="page"/>
      <style:text-properties fo:font-size="14pt" officeooo:paragraph-rsid="000dd663" style:font-size-asian="14pt" style:font-size-complex="14pt"/>
    </style:style>
    <style:style style:name="P6" style:family="paragraph" style:parent-style-name="Table_20_Contents">
      <style:paragraph-properties fo:line-height="150%" style:writing-mode="page"/>
      <style:text-properties fo:font-size="14pt" fo:font-weight="normal" officeooo:paragraph-rsid="0008ec2d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line-height="150%" style:writing-mode="page"/>
      <style:text-properties fo:font-size="14pt" fo:font-weight="normal" officeooo:paragraph-rsid="000dd663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margin-top="0.1083in" fo:margin-bottom="0.1083in" loext:contextual-spacing="false" fo:text-align="center" style:justify-single-word="false" style:writing-mode="page"/>
      <style:text-properties fo:font-size="14pt" officeooo:rsid="00085e4e" officeooo:paragraph-rsid="00085e4e" style:font-size-asian="14pt" style:language-asian="zh" style:country-asian="TW" style:font-size-complex="14pt"/>
    </style:style>
    <style:style style:name="T1" style:family="text">
      <style:text-properties officeooo:rsid="00098bbf"/>
    </style:style>
    <style:style style:name="T2" style:family="text">
      <style:text-properties officeooo:rsid="000a8751"/>
    </style:style>
    <style:style style:name="T3" style:family="text">
      <style:text-properties officeooo:rsid="000dd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Song</text:p>
          </table:table-cell>
        </table:table-row>
        <table:table-row>
          <table:table-cell table:style-name="Table1.A2" office:value-type="string">
            <text:p text:style-name="P2"><text:s/>- <text:span text:style-name="T1">songName: String</text:span></text:p>
            <text:p text:style-name="P2"><text:s/>- <text:span text:style-name="T1">artistLastName: String</text:span></text:p>
            <text:p text:style-name="P2"><text:s/>- <text:span text:style-name="T1">artistFirstName: String</text:span></text:p>
            <text:p text:style-name="P2"><text:s/>- <text:span text:style-name="T2">category: int</text:span></text:p>
            <text:p text:style-name="P2"><text:s/>- <text:span text:style-name="T2">price: double</text:span></text:p>
            <text:p text:style-name="P1"/>
          </table:table-cell>
        </table:table-row>
        <table:table-row table:style-name="Table1.3">
          <table:table-cell table:style-name="Table1.A2" office:value-type="string">
            <text:p text:style-name="P6">+setSongName( name: String): void</text:p>
            <text:p text:style-name="P3">+set<text:span text:style-name="T2">Artist</text:span>Name( fname: String, lname: String ): void</text:p>
            <text:p text:style-name="P4">+set<text:span text:style-name="T2">Category</text:span>( <text:span text:style-name="T2">category</text:span>: <text:span text:style-name="T2">int</text:span>): void</text:p>
            <text:p text:style-name="P4">+set<text:span text:style-name="T2">Price</text:span>( <text:span text:style-name="T2">price</text:span>: <text:span text:style-name="T2">double</text:span>): void</text:p>
            <text:p text:style-name="P7">+<text:span text:style-name="T3">g</text:span>etSongName(): <text:span text:style-name="T3">String</text:span></text:p>
            <text:p text:style-name="P5">+<text:span text:style-name="T3">g</text:span>et<text:span text:style-name="T2">ArtistLast</text:span>Name( <text:span text:style-name="T3">)</text:span>: <text:span text:style-name="T3">String</text:span></text:p>
            <text:p text:style-name="P5">+<text:span text:style-name="T3">g</text:span>et<text:span text:style-name="T2">ArtistFirst</text:span>Name( <text:span text:style-name="T3">)</text:span>: <text:span text:style-name="T3">String</text:span></text:p>
            <text:p text:style-name="P5">+<text:span text:style-name="T3">g</text:span>et<text:span text:style-name="T2">Category</text:span>( ): <text:span text:style-name="T3">int</text:span></text:p>
            <text:p text:style-name="P5">+<text:span text:style-name="T3">g</text:span>et<text:span text:style-name="T2">Price</text:span>( ): <text:span text:style-name="T3">double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3:39:49.569000000</meta:creation-date>
    <dc:date>2020-12-10T15:09:02.766000000</dc:date>
    <meta:editing-duration>PT40M7S</meta:editing-duration>
    <meta:editing-cycles>7</meta:editing-cycles>
    <meta:generator>LibreOffice/5.4.6.2$Windows_X86_64 LibreOffice_project/4014ce260a04f1026ba855d3b8d91541c224eab8</meta:generator>
    <meta:document-statistic meta:table-count="1" meta:image-count="0" meta:object-count="0" meta:page-count="1" meta:paragraph-count="15" meta:word-count="49" meta:character-count="377" meta:non-whitespace-character-count="338"/>
  </office:meta>
</office:document-meta>
</file>